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Extending the simple RMI Client and Server</text:title></text:p>
      <text:p text:style-name="OrgTitle"/>
      <text:p text:style-name="OrgSubtitle"><text:initial-creator>Daniele Santoro</text:initial-creator></text:p>
      <text:p text:style-name="OrgSubtitle"/>
      <text:p text:style-name="OrgSubtitle">02/10/2015</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Introduction</text:a></text:p>
          <text:p text:style-name="Contents_20_1"><text:a xlink:type="simple" xlink:href="#sec-2">2. Implementation</text:a></text:p>
          <text:p text:style-name="Contents_20_1"><text:a xlink:type="simple" xlink:href="#sec-3">3. Deployment</text:a></text:p>
          <text:p text:style-name="Contents_20_1"><text:a xlink:type="simple" xlink:href="#sec-4">4. Comments and notes</text:a></text:p>
        </text:index-body>
      </text:table-of-content>
      <text:h text:style-name="Heading_20_1" text:outline-level="1">
<text:bookmark-start text:name="OrgXref.sec-1"/>
<text:bookmark text:name="sec-1"/>Introduction
<text:bookmark-end text:name="OrgXref.sec-1"/></text:h>
      <text:p text:style-name="Text_20_body">Code and documentation are present at this link: <text:a xlink:type="simple" xlink:href="https://github.com/acca/assignment2">https://github.com/acca/assignment2</text:a>.
</text:p>
      <text:p text:style-name="Text_20_body">In respect to the proposed applications RMIClient and RMIServer the two extensions implemented in this assignment respectively add:
</text:p>
      <text:list text:style-name="OrgNumberedList" text:continue-numbering="false">
        <text:list-item>
          <text:p text:style-name="Text_20_body">Passing of primitive parameter to the server: Basically this approach does not have many difficulties since the primitive parameters are passed directly via copy to the remote method. The remote method compute the result depending on the operation asked by the client (called method) and then return back again a primitive data-type.
</text:p>
        </text:list-item>
        <text:list-item>
          <text:p text:style-name="Text_20_body">Passing an object to a remote method: The approach is different in this case, since Java pass the parameter making a copy only if it implements the <text:span text:style-name="Emphasis">Serializable</text:span> interface. The automatic mechanism of Java behind the RMI architecture permits to transform the object into a string representation to carry out it on the network and import back into an object representation in memory on the server. The same process is done when the object comes back to the client.
</text:p>
        </text:list-item>
      </text:list>
      <text:h text:style-name="Heading_20_1" text:outline-level="1">
<text:bookmark-start text:name="OrgXref.sec-2"/>
<text:bookmark text:name="sec-2"/>Implementation
<text:bookmark-end text:name="OrgXref.sec-2"/></text:h>
      <text:p text:style-name="Text_20_body">The implementation can be summarized in two parts:
</text:p>
      <text:list text:style-name="OrgNumberedList" text:continue-numbering="false">
        <text:list-item>
          <text:p text:style-name="Text_20_body">In the first case I've simply created a client which takes some input from the user and call two methods on the remote object/server: <text:span text:style-name="OrgCode">sum</text:span> and <text:span text:style-name="OrgCode">bmi</text:span>.
</text:p>
        </text:list-item>
        <text:list-item>
          <text:p text:style-name="Text_20_body">The second part was more trivial, the most interesting parts in my opinion are:
</text:p>
          <text:list text:style-name="OrgBulletedList" text:continue-numbering="true">
            <text:list-item>
              <text:p text:style-name="Text_20_body"><text:span text:style-name="Emphasis">Start two servers instead of one</text:span>: My solution in this case is to implement a <text:span text:style-name="OrgCode">ServerStarter</text:span> which gets the RMI Register and ten register to it two instances of the same object: <text:span text:style-name="OrgCode">SignerServer</text:span>.
The two server have an instance variable <text:span text:style-name="OrgCode">name</text:span> used to identify the instance of the server and to personalize the signature in the <text:span text:style-name="OrgCode">sign</text:span> method.
</text:p>
            </text:list-item>
            <text:list-item>
              <text:p text:style-name="Text_20_body"><text:span text:style-name="Emphasis">Pass an object as parameter to the remote server:</text:span> This has been done creating the <text:span text:style-name="OrgCode">Notebook</text:span> object as an implementation of the <text:span text:style-name="OrgCode">Serializable</text:span> interface. In this case Java copies the object automatically using serialization and un-serialization internal mechanism.
</text:p>
            </text:list-item>
          </text:list>
        </text:list-item>
      </text:list>
      <text:h text:style-name="Heading_20_1" text:outline-level="1">
<text:bookmark-start text:name="OrgXref.sec-3"/>
<text:bookmark text:name="sec-3"/>Deployment
<text:bookmark-end text:name="OrgXref.sec-3"/></text:h>
      <text:p text:style-name="Text_20_body">The code is packaged as three different Netbeans projects and they must be run inside the IDE. In both cases the file describing the Java security policies have to be loaded. It can be simply moved on the default folder depending on the OS: <text:span text:style-name="OrgCode">$HOME/.java.policy</text:span>.
</text:p>
      <text:list text:style-name="OrgNumberedList" text:continue-numbering="false">
        <text:list-item>
          <text:p text:style-name="Text_20_body">First part
</text:p>
          <text:list text:style-name="OrgNumberedList" text:continue-numbering="true">
            <text:list-item>
              <text:p text:style-name="Text_20_body">Run the server first <text:span text:style-name="OrgCode">CalculatorEngine</text:span>
</text:p>
            </text:list-item>
            <text:list-item>
              <text:p text:style-name="Text_20_body">Run the client <text:span text:style-name="OrgCode">CalculatorClient</text:span>
</text:p>
            </text:list-item>
          </text:list>
        </text:list-item>
        <text:list-item>
          <text:p text:style-name="Text_20_body">Second part
</text:p>
          <text:list text:style-name="OrgNumberedList" text:continue-numbering="true">
            <text:list-item>
              <text:p text:style-name="Text_20_body">Run the server starter <text:span text:style-name="OrgCode">ServerStarter</text:span>
</text:p>
            </text:list-item>
            <text:list-item>
              <text:p text:style-name="Text_20_body">Run the Client file <text:span text:style-name="OrgCode">NootebookClient</text:span>
</text:p>
            </text:list-item>
          </text:list>
        </text:list-item>
      </text:list>
      <text:h text:style-name="Heading_20_1" text:outline-level="1">
<text:bookmark-start text:name="OrgXref.sec-4"/>
<text:bookmark text:name="sec-4"/>Comments and notes
<text:bookmark-end text:name="OrgXref.sec-4"/></text:h>
      <text:p text:style-name="Text_20_body">I've found few difficulties in the part 3b understanding if the client and server can be two different applications or not. I've started developing two different application but then I've found that the class representing the object which should be moved via RMI between client and server, must be present in both the applications, probably sharing an interface. Otherwise, in the <text:a xlink:type="simple" xlink:href="http://docs.oracle.com/javase/tutorial/rmi/overview.html">Java tutorial</text:a> shared during the class both client and server are in different packages but in the same project so I've changed to reflect that organization.
</text:p>
      <text:p text:style-name="Text_20_body">Also I was not able to compile and deploy my application (part b) from the command line and run it in two different machines.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aniele Santoro</dc:creator>
    <meta:initial-creator>Daniele Santoro</meta:initial-creator>
    <dc:date>2015-10-03T02:13:56</dc:date>
    <meta:creation-date>2015-10-03T02:13:56</meta:creation-date>
    <meta:generator/>
    <meta:keyword>nil</meta:keyword>
    <dc:subject>nil</dc:subject>
    <dc:title>Extending the simple RMI Client and Server</dc:title>
  </office:meta>
</office:document-meta>
</file>